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Sampler.testIterationStart( LoopItera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avaSampler.testEnd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avaSampler.testEnded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SamplerClient.runTest( JavaSamplerContext p_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vaSampler.createJavaCli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avaSampler.sample( Entry entr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avaSampler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ampler.setClassnam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ampler.get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ampler.JavaSamp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vaSampler.whoAm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vaSampler.testStarted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ampler.testSta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ampler.setArguments( Arguments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ampler.releaseJavaCli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